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5.265cm" fo:margin-left="2.445cm" fo:margin-right="9.29cm" table:align="margins"/>
    </style:style>
    <style:style style:name="Tabelle3.A" style:family="table-column">
      <style:table-column-properties style:column-width="3.784cm" style:rel-column-width="47092*"/>
    </style:style>
    <style:style style:name="Tabelle3.B" style:family="table-column">
      <style:table-column-properties style:column-width="1.482cm" style:rel-column-width="18443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 style:data-style-name="N0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0.716cm" fo:margin-left="2.471cm" fo:margin-right="3.814cm" table:align="margins"/>
    </style:style>
    <style:style style:name="Tabelle1.A" style:family="table-column">
      <style:table-column-properties style:column-width="3.731cm" style:rel-column-width="22815*"/>
    </style:style>
    <style:style style:name="Tabelle1.B" style:family="table-column">
      <style:table-column-properties style:column-width="2.514cm" style:rel-column-width="15372*"/>
    </style:style>
    <style:style style:name="Tabelle1.C" style:family="table-column">
      <style:table-column-properties style:column-width="4.471cm" style:rel-column-width="2734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0.742cm" fo:margin-left="2.471cm" fo:margin-right="3.787cm" table:align="margins"/>
    </style:style>
    <style:style style:name="Tabelle2.A" style:family="table-column">
      <style:table-column-properties style:column-width="2.461cm" style:rel-column-width="15011*"/>
    </style:style>
    <style:style style:name="Tabelle2.B" style:family="table-column">
      <style:table-column-properties style:column-width="8.281cm" style:rel-column-width="50524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0.742cm" fo:margin-left="2.471cm" fo:margin-right="3.787cm" table:align="margins"/>
    </style:style>
    <style:style style:name="Tabelle4.A" style:family="table-column">
      <style:table-column-properties style:column-width="2.461cm" style:rel-column-width="15011*"/>
    </style:style>
    <style:style style:name="Tabelle4.B" style:family="table-column">
      <style:table-column-properties style:column-width="8.281cm" style:rel-column-width="50524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5.133cm" fo:margin-left="2.524cm" fo:margin-right="9.343cm" table:align="margins"/>
    </style:style>
    <style:style style:name="Tabelle5.A" style:family="table-column">
      <style:table-column-properties style:column-width="3.651cm" style:rel-column-width="2070*"/>
    </style:style>
    <style:style style:name="Tabelle5.B" style:family="table-column">
      <style:table-column-properties style:column-width="1.482cm" style:rel-column-width="840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 style:data-style-name="N0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16" style:family="paragraph" style:parent-style-name="Table_20_Contents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margin-top="0.3cm" fo:margin-bottom="0cm"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margin-top="0.3cm" fo:margin-bottom="0cm" fo:text-align="start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 style:list-style-name="L2">
      <style:paragraph-properties fo:text-align="start" style:justify-single-word="false"/>
    </style:style>
    <style:style style:name="P23" style:family="paragraph" style:parent-style-name="Standard" style:list-style-name="L12">
      <style:paragraph-properties fo:text-align="start" style:justify-single-word="false"/>
    </style:style>
    <style:style style:name="P24" style:family="paragraph" style:parent-style-name="Standard" style:list-style-name="L10">
      <style:paragraph-properties fo:text-align="start" style:justify-single-word="false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6" style:family="paragraph" style:parent-style-name="Standard" style:list-style-name="L10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7" style:family="paragraph" style:parent-style-name="Standard" style:list-style-name="L11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8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10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1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34" style:family="paragraph" style:parent-style-name="Standard" style:list-style-name="L12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35" style:family="paragraph" style:parent-style-name="Standard" style:list-style-name="L3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37" style:family="paragraph" style:parent-style-name="Standard" style:list-style-name="L3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38" style:family="paragraph" style:parent-style-name="Standard" style:list-style-name="L4">
      <style:paragraph-properties fo:margin-top="0.101cm" fo:margin-bottom="0cm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 style:list-style-name="L8">
      <style:paragraph-properties fo:margin-top="0.101cm" fo:margin-bottom="0cm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 style:list-style-name="L4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 style:list-style-name="L4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4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 style:list-style-name="L8">
      <style:paragraph-properties fo:margin-top="0.101cm" fo:margin-bottom="0cm"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 style:list-style-name="L9">
      <style:paragraph-properties fo:margin-top="0.101cm" fo:margin-bottom="0cm"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 style:list-style-name="L6">
      <style:paragraph-properties fo:margin-top="0.101cm" fo:margin-bottom="0cm" fo:line-height="100%" fo:text-align="start" style:justify-single-word="false">
        <style:tab-stops/>
      </style:paragraph-properties>
      <style:text-properties fo:font-size="12pt" style:font-size-asian="12pt" style:font-size-complex="12pt"/>
    </style:style>
    <style:style style:name="P46" style:family="paragraph" style:parent-style-name="Standard" style:list-style-name="L4">
      <style:paragraph-properties fo:margin-top="0.101cm" fo:margin-bottom="0cm" fo:line-height="100%" fo:text-align="start" style:justify-single-word="false">
        <style:tab-stops/>
      </style:paragraph-properties>
      <style:text-properties fo:font-size="12pt" style:font-size-asian="12pt" style:font-size-complex="12pt"/>
    </style:style>
    <style:style style:name="P47" style:family="paragraph" style:parent-style-name="Standard" style:list-style-name="L8">
      <style:paragraph-properties fo:margin-top="0.101cm" fo:margin-bottom="0cm" fo:text-align="start" style:justify-single-word="false"/>
      <style:text-properties fo:font-size="12pt" style:font-size-asian="12pt" style:font-size-complex="12pt"/>
    </style:style>
    <style:style style:name="P48" style:family="paragraph" style:parent-style-name="Standard" style:list-style-name="L4">
      <style:paragraph-properties fo:margin-top="0.101cm" fo:margin-bottom="0cm"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9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</style:style>
    <style:style style:name="P50" style:family="paragraph" style:parent-style-name="Standard" style:list-style-name="L7">
      <style:paragraph-properties fo:margin-top="0.101cm" fo:margin-bottom="0cm" fo:line-height="100%" fo:text-align="start" style:justify-single-word="false">
        <style:tab-stops/>
      </style:paragraph-properties>
    </style:style>
    <style:style style:name="P51" style:family="paragraph" style:parent-style-name="Standard" style:list-style-name="L8">
      <style:paragraph-properties fo:margin-top="0.101cm" fo:margin-bottom="0cm" fo:text-align="start" style:justify-single-word="false"/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52" style:family="paragraph" style:parent-style-name="Standard" style:list-style-name="L9">
      <style:paragraph-properties fo:margin-top="0.101cm" fo:margin-bottom="0cm" fo:text-align="start" style:justify-single-word="false"/>
    </style:style>
    <style:style style:name="P53" style:family="paragraph" style:parent-style-name="Standard" style:list-style-name="L4">
      <style:paragraph-properties fo:margin-top="0.101cm" fo:margin-bottom="0cm" fo:text-align="start" style:justify-single-word="false"/>
    </style:style>
    <style:style style:name="P54" style:family="paragraph" style:parent-style-name="Standard" style:list-style-name="L9">
      <style:paragraph-properties fo:margin-top="0.101cm" fo:margin-bottom="0cm" fo:text-align="start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4">
      <style:paragraph-properties fo:margin-top="0.101cm" fo:margin-bottom="0cm"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56" style:family="paragraph" style:parent-style-name="Standard" style:list-style-name="L3">
      <style:paragraph-properties fo:margin-left="0cm" fo:margin-right="0cm" fo:text-align="start" style:justify-single-word="false" fo:text-indent="-0.053cm" style:auto-text-indent="false">
        <style:tab-stops/>
      </style:paragraph-properties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57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2pt"/>
    </style:style>
    <style:style style:name="T6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style:text-underline-style="none" style:font-size-asian="12pt" style:font-size-complex="12pt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fo:font-weight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style:font-style-asian="italic" style:font-style-complex="italic"/>
    </style:style>
    <style:style style:name="T2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font-name="Times New Roman1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33" style:family="text">
      <style:text-properties style:font-name="Times New Roman1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color="#ff0000"/>
    </style:style>
    <style:style style:name="T36" style:family="text">
      <style:text-properties fo:color="#ff0000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fo:font-size="16pt"/>
    </style:style>
    <style:style style:name="T38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39" style:family="text">
      <style:text-properties style:font-size-asian="16pt"/>
    </style:style>
    <style:style style:name="T40" style:family="text">
      <style:text-properties style:font-weight-asian="bold"/>
    </style:style>
    <style:style style:name="T41" style:family="text">
      <style:text-properties style:font-size-complex="16pt"/>
    </style:style>
    <style:style style:name="T42" style:family="text">
      <style:text-properties style:font-weight-complex="bold"/>
    </style:style>
    <style:style style:name="T43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44" style:family="text">
      <style:text-properties style:font-size-asian="12pt"/>
    </style:style>
    <style:style style:name="T45" style:family="text">
      <style:text-properties style:font-size-complex="12pt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gelwerk</text:p>
      <text:list xml:id="list27424018" text:style-name="L1">
        <text:list-header>
          <text:p text:style-name="P19"/>
        </text:list-header>
      </text:list>
      <text:list xml:id="list27444056" text:style-name="L2">
        <text:list-item>
          <text:p text:style-name="P20">Karte</text:p>
          <text:list>
            <text:list-item>
              <text:p text:style-name="P22">Übersicht</text:p>
            </text:list-item>
            <text:list-item>
              <text:p text:style-name="P22">Gelände</text:p>
            </text:list-item>
          </text:list>
        </text:list-item>
        <text:list-item>
          <text:p text:style-name="P20">Einheiten</text:p>
          <text:list>
            <text:list-item>
              <text:p text:style-name="P20">Übersicht</text:p>
            </text:list-item>
            <text:list-item>
              <text:p text:style-name="P20">Attribute</text:p>
            </text:list-item>
          </text:list>
        </text:list-item>
        <text:list-item>
          <text:p text:style-name="P20">Ausrüstung</text:p>
          <text:list>
            <text:list-item>
              <text:p text:style-name="P20">Waffen (Nahkampf)</text:p>
            </text:list-item>
            <text:list-item>
              <text:p text:style-name="P20">Waffen (Fernkampf)</text:p>
            </text:list-item>
            <text:list-item>
              <text:p text:style-name="P20">Rüstungen</text:p>
            </text:list-item>
            <text:list-item>
              <text:p text:style-name="P20">Sonstige</text:p>
            </text:list-item>
          </text:list>
        </text:list-item>
        <text:list-item>
          <text:p text:style-name="P20">Aktionen</text:p>
          <text:list>
            <text:list-item>
              <text:p text:style-name="P20">Übersicht</text:p>
            </text:list-item>
            <text:list-item>
              <text:p text:style-name="P20">Bewegung </text:p>
            </text:list-item>
            <text:list-item>
              <text:p text:style-name="P20">Angriff <text:s/>(Nahkampf)</text:p>
            </text:list-item>
            <text:list-item>
              <text:p text:style-name="P20">Angriff (Fernkampf)</text:p>
            </text:list-item>
            <text:list-item>
              <text:p text:style-name="P20">Fähigkeiten und Eigenschaften</text:p>
            </text:list-item>
          </text:list>
        </text:list-item>
        <text:list-item>
          <text:p text:style-name="P20">Armee</text:p>
          <text:list>
            <text:list-item>
              <text:p text:style-name="P20">Armeestruktur</text:p>
            </text:list-item>
          </text:list>
        </text:list-item>
      </text:list>
      <text:p text:style-name="P3"/>
      <text:p text:style-name="P21"><text:span text:style-name="T43">1. Karte</text:span></text:p>
      <text:p text:style-name="P21"><text:span text:style-name="T38">1.1. Übersicht</text:span></text:p>
      <text:p text:style-name="P21"/>
      <text:list xml:id="list28518912" text:style-name="L12">
        <text:list-item>
          <text:list>
            <text:list-item>
              <text:p text:style-name="P23"><text:span text:style-name="T17">Karte –</text:span><text:span text:style-name="T34"> </text:span><text:span text:style-name="T18">Die Karte auf der gespielt wird, besteht aus Chunks</text:span></text:p>
            </text:list-item>
            <text:list-item>
              <text:p text:style-name="P34">Feld – <text:span text:style-name="T18">Ein einzelnes 6-eckiges Segment der Karte, auf einer bestimmten Höhe</text:span></text:p>
            </text:list-item>
            <text:list-item>
              <text:p text:style-name="P34">Chunk – <text:span text:style-name="T18">Alle Felder in einem 6-eckigen Segment der Karte</text:span></text:p>
              <text:p text:style-name="P34"><text:span text:style-name="T18"/></text:p>
            </text:list-item>
          </text:list>
        </text:list-item>
      </text:list>
      <text:list xml:id="list27437116" text:style-name="L3">
        <text:list-header>
          <text:p text:style-name="P35">2. Einheiten </text:p>
        </text:list-header>
      </text:list>
      <text:p text:style-name="P36">2.1. Übersicht</text:p>
      <text:list xml:id="list27437925" text:style-name="L4">
        <text:list-item>
          <text:list>
            <text:list-item>
              <text:p text:style-name="P38">Trupp - <text:span text:style-name="T18"><text:s/>Ein Gruppe von Einheiten, über die man im Spiel befielt.</text:span></text:p>
            </text:list-item>
            <text:list-item>
              <text:p text:style-name="P38">Einheit – <text:span text:style-name="T18">Ein einzelner Soldat in einem Trupp. (Ausnahmen: Helden, riesige Einheiten, etc...)</text:span></text:p>
            </text:list-item>
            <text:list-item>
              <text:p text:style-name="P38">Nahkampfangriff (NA(t)) – <text:span text:style-name="T18">Entspricht dem Nahkampfschaden vom Typ t gegen ein Ziel ohne Resistenzen und ähnlichem.</text:span></text:p>
            </text:list-item>
            <text:list-item>
              <text:p text:style-name="P38">Fernkampfangriff (FA) – <text:span text:style-name="T18">Entspricht dem Fernkampfschaden gegen ein Ziel ohne Resistenzen und ähnlichem bei 100% Präzession.</text:span></text:p>
            </text:list-item>
            <text:list-item>
              <text:p text:style-name="P38">*Basisschaden(BS) – <text:span text:style-name="T18">Der Grundschaden der Einheit</text:span></text:p>
            </text:list-item>
          </text:list>
        </text:list-item>
      </text:list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1">(LotR) Ork</text:p>
          </table:table-cell>
          <table:table-cell table:style-name="Tabelle3.B1" office:value-type="float" office:value="4">
            <text:p text:style-name="P11">4</text:p>
          </table:table-cell>
        </table:table-row>
        <table:table-row>
          <table:table-cell table:style-name="Tabelle3.A2" office:value-type="string">
            <text:p text:style-name="P11">Mensch</text:p>
          </table:table-cell>
          <table:table-cell table:style-name="Tabelle3.B2" office:value-type="float" office:value="6">
            <text:p text:style-name="P11">6</text:p>
          </table:table-cell>
        </table:table-row>
        <table:table-row>
          <table:table-cell table:style-name="Tabelle3.A2" office:value-type="string">
            <text:p text:style-name="P11">(LotR) Troll</text:p>
          </table:table-cell>
          <table:table-cell table:style-name="Tabelle3.B2" office:value-type="float" office:value="12">
            <text:p text:style-name="P11">12</text:p>
          </table:table-cell>
        </table:table-row>
      </table:table>
      <text:list xml:id="list27421100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9"><text:span text:style-name="T6">Einheiten-Lebenspunkte(ELP) – </text:span><text:span text:style-name="T9">Die Lebenspunkte eines einzelnen Soldat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7426920" text:style-name="L6">
        <text:list-item>
          <text:p text:style-name="P45"><text:soft-page-break/><text:span text:style-name="T25">Größe(G) – </text:span><text:span text:style-name="T18">Ein Set von Größenordnungen für </text:span><text:span text:style-name="T19">humanoide</text:span><text:span text:style-name="T18"> Einheiten</text:span></text:p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2">Sehr klein <text:span text:style-name="T20">(XS)</text:span></text:p>
          </table:table-cell>
          <table:table-cell table:style-name="Tabelle1.A1" office:value-type="string">
            <text:p text:style-name="P12">&lt;0,8m</text:p>
          </table:table-cell>
          <table:table-cell table:style-name="Tabelle1.C1" office:value-type="string">
            <text:p text:style-name="P14">Gartenzwerge,...</text:p>
          </table:table-cell>
        </table:table-row>
        <table:table-row>
          <table:table-cell table:style-name="Tabelle1.A2" office:value-type="string">
            <text:p text:style-name="P12">Klein <text:span text:style-name="T20">(S)</text:span></text:p>
          </table:table-cell>
          <table:table-cell table:style-name="Tabelle1.A2" office:value-type="string">
            <text:p text:style-name="P12">0,8m – 1,6m</text:p>
          </table:table-cell>
          <table:table-cell table:style-name="Tabelle1.C2" office:value-type="string">
            <text:p text:style-name="P14">(LotR) Zwerge -0.2m,...</text:p>
          </table:table-cell>
        </table:table-row>
        <table:table-row>
          <table:table-cell table:style-name="Tabelle1.A2" office:value-type="string">
            <text:p text:style-name="P12">Normal <text:span text:style-name="T20">(N)</text:span></text:p>
          </table:table-cell>
          <table:table-cell table:style-name="Tabelle1.A2" office:value-type="string">
            <text:p text:style-name="P12">1,6m – 2,2m</text:p>
          </table:table-cell>
          <table:table-cell table:style-name="Tabelle1.C2" office:value-type="string">
            <text:p text:style-name="P14">Menschen,...</text:p>
          </table:table-cell>
        </table:table-row>
        <table:table-row>
          <table:table-cell table:style-name="Tabelle1.A2" office:value-type="string">
            <text:p text:style-name="P12">Groß <text:span text:style-name="T20">(L)</text:span></text:p>
          </table:table-cell>
          <table:table-cell table:style-name="Tabelle1.A2" office:value-type="string">
            <text:p text:style-name="P12">2,2m – 4,0m </text:p>
          </table:table-cell>
          <table:table-cell table:style-name="Tabelle1.C2" office:value-type="string">
            <text:p text:style-name="P14">Reiter, (LotR) Trolle,...</text:p>
          </table:table-cell>
        </table:table-row>
        <table:table-row>
          <table:table-cell table:style-name="Tabelle1.A2" office:value-type="string">
            <text:p text:style-name="P12">Sehr Groß <text:span text:style-name="T20">(XL)</text:span></text:p>
          </table:table-cell>
          <table:table-cell table:style-name="Tabelle1.A2" office:value-type="string">
            <text:p text:style-name="P12">4,0m – 7,0m</text:p>
          </table:table-cell>
          <table:table-cell table:style-name="Tabelle1.C2" office:value-type="string">
            <text:p text:style-name="P14">1,5 (LotR) Trolle,...</text:p>
          </table:table-cell>
        </table:table-row>
        <table:table-row>
          <table:table-cell table:style-name="Tabelle1.A2" office:value-type="string">
            <text:p text:style-name="P12">Riesig <text:span text:style-name="T20">(XXL)</text:span></text:p>
          </table:table-cell>
          <table:table-cell table:style-name="Tabelle1.A2" office:value-type="string">
            <text:p text:style-name="P12">7,0m&lt;</text:p>
          </table:table-cell>
          <table:table-cell table:style-name="Tabelle1.C2" office:value-type="string">
            <text:p text:style-name="P14">Riese, 2 (LotR) Trolle,...</text:p>
          </table:table-cell>
        </table:table-row>
      </table:table>
      <text:list xml:id="list29436945" text:continue-list="list27437925" text:style-name="L4">
        <text:list-item>
          <text:list>
            <text:list-item>
              <text:p text:style-name="P48"><text:span text:style-name="T25">Initiative (I)</text:span><text:span text:style-name="T19"> </text:span><text:span text:style-name="T25">[0 – 25] </text:span><text:span text:style-name="T19">– </text:span><text:span text:style-name="T20">Beschreibt die Geschwindigkeit ,mit der die Einheit agiert. Die Einheit mit dem höheren Wert bekommt im Nahkampf den Erstschlag.Außerdem bestimmt die Initiative in welcher Reihenfolge die Trupps ziehen.</text:span></text:p>
            </text:list-item>
            <text:list-item>
              <text:p text:style-name="P53"><text:span text:style-name="T7">Kampfgeschick (KG) [0 – 25] – </text:span><text:span text:style-name="T10">Beschreibt, wie gut eine Einheit im Umgang mit Waffen ausgebildet wurde. Er bestimmt die Präzession der Einheit im Fernkampf und im Nahkampf erhält die Einheit mit dem höheren Wert bestimmte Boni</text:span><text:span text:style-name="T7">.</text:span></text:p>
            </text:list-item>
            <text:list-item>
              <text:p text:style-name="P53"><text:span text:style-name="T7">Aktionspunkte (AP) [0 – 30] – </text:span><text:span text:style-name="T10">Beschreibt die Menge von Aktionen, die eine Einheit im Zeitintervall einer Runde ausführen kann. (Beachte: Es ist immer nur 1 Angriff möglich).Der Mittelwert sollte bei etwa 15 liegen.</text:span></text:p>
            </text:list-item>
            <text:list-item>
              <text:p text:style-name="P55"><text:span text:style-name="T13">Bewegungskosten (BK) – </text:span><text:span text:style-name="T10">Beschreibt die AP-Kosten für eine einfache, unmodifizierte Bewegung. </text:span><text:span text:style-name="T36">Anpassen je nachdem, wie groß ein Feld ist.</text:span></text:p>
            </text:list-item>
          </text:list>
        </text:list-item>
      </text:list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1">Mobiles Geschütz</text:p>
          </table:table-cell>
          <table:table-cell table:style-name="Tabelle5.B1" office:value-type="float" office:value="12">
            <text:p text:style-name="P11">12</text:p>
          </table:table-cell>
        </table:table-row>
        <table:table-row>
          <table:table-cell table:style-name="Tabelle5.A2" office:value-type="string">
            <text:p text:style-name="P11">Einfacher Fußsoldat</text:p>
          </table:table-cell>
          <table:table-cell table:style-name="Tabelle5.B2" office:value-type="float" office:value="7">
            <text:p text:style-name="P11">7</text:p>
          </table:table-cell>
        </table:table-row>
        <table:table-row>
          <table:table-cell table:style-name="Tabelle5.A2" office:value-type="string">
            <text:p text:style-name="P11">Einfacher Reiter</text:p>
          </table:table-cell>
          <table:table-cell table:style-name="Tabelle5.B2" office:value-type="float" office:value="4">
            <text:p text:style-name="P11">4</text:p>
          </table:table-cell>
        </table:table-row>
      </table:table>
      <text:list xml:id="list29455212" text:continue-numbering="true" text:style-name="L4">
        <text:list-item>
          <text:list>
            <text:list-item>
              <text:p text:style-name="P46"><text:span text:style-name="T27">Truppgröße(TG)</text:span><text:span text:style-name="T21"> – </text:span><text:span text:style-name="T22">Die Aktuelle Anzahl von Soldaten</text:span></text:p>
            </text:list-item>
            <text:list-item>
              <text:p text:style-name="P41">(normale) <text:span text:style-name="T17">Truppgröße(NTG) –</text:span><text:span text:style-name="T20"> Die Anzahl von Soldaten, ohne Verluste</text:span></text:p>
            </text:list-item>
            <text:list-item>
              <text:p text:style-name="P42">Lebenspunkte(LP) – <text:span text:style-name="T18">Beschreibt die Widerstandsfähigkeit gegen Treffer.</text:span></text:p>
            </text:list-item>
            <text:list-item>
              <text:p text:style-name="P40"><text:span text:style-name="T18">(normale) </text:span>Lebenspunkt(NLP)<text:span text:style-name="T18"> – Die Lebenspunkte eines unverletzten Trupps</text:span></text:p>
            </text:list-item>
            <text:list-item>
              <text:p text:style-name="P40">Nahkampfwaffe (NW) – <text:span text:style-name="T18">Die von den Einheiten dieses Trupps ausgerüstete(n) Nahkampfwaffe(n) (NW.Ws(t) = Der Waffenschaden des Typs t dieser Waffe. (Abschnitt 4.3)</text:span></text:p>
            </text:list-item>
            <text:list-item>
              <text:p text:style-name="P40">Fernkampfwaffe (FW) –<text:span text:style-name="T18"> Die von den Einheiten dieses Trupps ausgerüstete Fernkampfwaffe.(Abschnitt 4.4)</text:span></text:p>
            </text:list-item>
            <text:list-item>
              <text:p text:style-name="P40">Talente (T) – <text:span text:style-name="T18">Die </text:span><text:span text:style-name="T20">Eigenschaften </text:span><text:span text:style-name="T18">und </text:span><text:span text:style-name="T20">Fähigkeiten </text:span><text:span text:style-name="T18">eines Trupps. Beachte: Buffs, wie etwa „Ansturm I“ als Eigenschaften(Abschnitt 4.5)</text:span></text:p>
            </text:list-item>
          </text:list>
        </text:list-item>
      </text:list>
      <text:list xml:id="list29447007" text:continue-list="list27437116" text:style-name="L3">
        <text:list-item>
          <text:list>
            <text:list-header>
              <text:p text:style-name="P56">3. Ausrüstung</text:p>
            </text:list-header>
          </text:list>
        </text:list-item>
      </text:list>
      <text:p text:style-name="P5"/>
      <text:p text:style-name="P10">3.1.<text:tab/>Übersicht</text:p>
      <text:p text:style-name="P6"/>
      <text:p text:style-name="P10">3.2.<text:tab/>Waffen (Nahkampf)</text:p>
      <text:list xml:id="list27430589" text:style-name="L7">
        <text:list-item>
          <text:p text:style-name="P50"><text:span text:style-name="T7">Angriffstyp(Wtyp) – </text:span><text:span text:style-name="T10">Ein Set von Angriffstypen</text:span></text:p>
        </text:list-item>
      </text:list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3">Stich <text:span text:style-name="T20">(St)</text:span></text:p>
          </table:table-cell>
          <table:table-cell table:style-name="Tabelle2.B1" office:value-type="string">
            <text:p text:style-name="P15">Lanzen, Dolche,...</text:p>
          </table:table-cell>
        </table:table-row>
        <table:table-row>
          <table:table-cell table:style-name="Tabelle2.A2" office:value-type="string">
            <text:p text:style-name="P13">Wucht <text:span text:style-name="T20">(Wu)</text:span></text:p>
          </table:table-cell>
          <table:table-cell table:style-name="Tabelle2.B2" office:value-type="string">
            <text:p text:style-name="P15">Kriegshammer, Keulen,...</text:p>
          </table:table-cell>
        </table:table-row>
        <table:table-row>
          <table:table-cell table:style-name="Tabelle2.A2" office:value-type="string">
            <text:p text:style-name="P13">Klinge <text:span text:style-name="T20">(Kl)</text:span></text:p>
          </table:table-cell>
          <table:table-cell table:style-name="Tabelle2.B2" office:value-type="string">
            <text:p text:style-name="P15">Äxte, Schwerter,...</text:p>
          </table:table-cell>
        </table:table-row>
        <table:table-row>
          <table:table-cell table:style-name="Tabelle2.A2" office:value-type="string">
            <text:p text:style-name="P13">Fläche <text:span text:style-name="T20">(Fl)</text:span></text:p>
          </table:table-cell>
          <table:table-cell table:style-name="Tabelle2.B2" office:value-type="string">
            <text:p text:style-name="P16"><text:span text:style-name="Emphasis"><text:span text:style-name="T26">Schrapnellgeschoss, Flammenatem,...</text:span></text:span></text:p>
          </table:table-cell>
        </table:table-row>
        <text:soft-page-break/>
        <table:table-row>
          <table:table-cell table:style-name="Tabelle2.A2" office:value-type="string">
            <text:p text:style-name="P13">Energie <text:span text:style-name="T20">(En)</text:span></text:p>
          </table:table-cell>
          <table:table-cell table:style-name="Tabelle2.B2" office:value-type="string">
            <text:p text:style-name="P15">Blitz, Lebensentzug, Flammenschwert,...</text:p>
          </table:table-cell>
        </table:table-row>
      </table:table>
      <text:p text:style-name="P17"><text:tab/><text:tab/>evtl. Auch mehrere Möglich (Hellebarde)</text:p>
      <text:p text:style-name="P18"><text:span text:style-name="T9"><text:tab/></text:span><text:span text:style-name="T31">Waffenattribute (Nahkampf):</text:span></text:p>
      <text:list xml:id="list27416591" text:style-name="L8">
        <text:list-item>
          <text:list>
            <text:list-item>
              <text:p text:style-name="P47"><text:span text:style-name="T27">Waffenschaden (WS(t))</text:span><text:span text:style-name="T28"> (t </text:span><text:span text:style-name="T32">ist Wtyp)</text:span><text:span text:style-name="T27"> –</text:span><text:span text:style-name="T21"> </text:span><text:span text:style-name="T22">Der Grundschaden der Waffe , welcher vom Angriffstyp t abhängt. (z.B. WS(Kl,Langschwert) = 8)</text:span></text:p>
            </text:list-item>
            <text:list-item>
              <text:p text:style-name="P47"><text:span text:style-name="T27">Handhabung (HH(s)) </text:span><text:span text:style-name="T28">(s ist eine Größe)</text:span><text:span text:style-name="T27"> –</text:span><text:span text:style-name="T21"> </text:span><text:span text:style-name="T22">Beschreibt wie eine Einheit der Größe s, eine Waffe führen darf/kann. </text:span></text:p>
            </text:list-item>
            <text:list-item>
              <text:p text:style-name="P43"><text:span text:style-name="T14">Waffentalente (WT) – </text:span><text:span text:style-name="T22">Die Talente, welche die Waffe einem Trupp oder Helden verleiht.</text:span></text:p>
            </text:list-item>
            <text:list-item>
              <text:p text:style-name="P39">Waffenmodifikationen (Wmodi(a)) –<text:span text:style-name="T18"> Gibt an, wie die Waffe das Attribut a beeinflusst.</text:span></text:p>
              <text:list>
                <text:list-item>
                  <text:p text:style-name="P39">Initiative</text:p>
                </text:list-item>
                <text:list-item>
                  <text:p text:style-name="P39">Kampfgeschick</text:p>
                </text:list-item>
                <text:list-item>
                  <text:p text:style-name="P39">Angriffskosten</text:p>
                  <text:p text:style-name="P51"/>
                </text:list-item>
              </text:list>
            </text:list-item>
          </text:list>
        </text:list-item>
      </text:list>
      <text:p text:style-name="P10">3.3.<text:tab/>Waffen (Fernkampf)</text:p>
      <text:list xml:id="list29445554" text:continue-list="list27430589" text:style-name="L7">
        <text:list-item>
          <text:p text:style-name="P50"><text:span text:style-name="T7">Angriffstyp(Wtyp) – </text:span><text:span text:style-name="T10">Ein Set von Angriffstypen</text:span></text:p>
        </text:list-item>
      </text:list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3">Stich <text:span text:style-name="T20">(St)</text:span></text:p>
          </table:table-cell>
          <table:table-cell table:style-name="Tabelle4.B1" office:value-type="string">
            <text:p text:style-name="P15">Pfeile, Bolzen, Gewehrkugeln,...</text:p>
          </table:table-cell>
        </table:table-row>
        <table:table-row>
          <table:table-cell table:style-name="Tabelle4.A2" office:value-type="string">
            <text:p text:style-name="P13">Wucht <text:span text:style-name="T20">(Wu)</text:span></text:p>
          </table:table-cell>
          <table:table-cell table:style-name="Tabelle4.B2" office:value-type="string">
            <text:p text:style-name="P15">Massive Kanonenkugeln,...</text:p>
          </table:table-cell>
        </table:table-row>
        <table:table-row>
          <table:table-cell table:style-name="Tabelle4.A2" office:value-type="string">
            <text:p text:style-name="P13">Klinge <text:span text:style-name="T20">(Kl)</text:span></text:p>
          </table:table-cell>
          <table:table-cell table:style-name="Tabelle4.B2" office:value-type="string">
            <text:p text:style-name="P15">Sehr grausame Geschosse,...</text:p>
          </table:table-cell>
        </table:table-row>
        <table:table-row>
          <table:table-cell table:style-name="Tabelle4.A2" office:value-type="string">
            <text:p text:style-name="P13">Fläche <text:span text:style-name="T20">(Fl)</text:span></text:p>
          </table:table-cell>
          <table:table-cell table:style-name="Tabelle4.B2" office:value-type="string">
            <text:p text:style-name="P16"><text:span text:style-name="Emphasis"><text:span text:style-name="T26">Schrapnellgeschoss, Feuerbälle,...</text:span></text:span></text:p>
          </table:table-cell>
        </table:table-row>
        <table:table-row>
          <table:table-cell table:style-name="Tabelle4.A2" office:value-type="string">
            <text:p text:style-name="P13">Energie <text:span text:style-name="T20">(En)</text:span></text:p>
          </table:table-cell>
          <table:table-cell table:style-name="Tabelle4.B2" office:value-type="string">
            <text:p text:style-name="P15">Blitz, magisches Geschoss,...</text:p>
          </table:table-cell>
        </table:table-row>
      </table:table>
      <text:p text:style-name="P17"><text:tab/><text:tab/><text:span text:style-name="T35">Versuche erst mal den Schadenstyp im Fernkampf eindeutig zu halte, spezielle <text:tab/><text:tab/><text:tab/>Geschosse lassen sich durch Fähigkeiten implementieren.</text:span></text:p>
      <text:p text:style-name="P18"><text:span text:style-name="T9"><text:tab/></text:span><text:span text:style-name="T31">Waffenattribute (Fernkampf):</text:span></text:p>
      <text:list xml:id="list27433816" text:style-name="L9">
        <text:list-item>
          <text:list>
            <text:list-item>
              <text:p text:style-name="P52"><text:span text:style-name="T7">Waffenschaden (WS(t))</text:span><text:span text:style-name="T8"> (t </text:span><text:span text:style-name="T33">ist Wtyp)</text:span><text:span text:style-name="T7"> –</text:span><text:span text:style-name="T11"> </text:span><text:span text:style-name="T10">Der Grundschaden der Waffe , welcher vom Angriffstyp t abhängt. (z.B. WS(Kl,Langschwert) = 8)</text:span></text:p>
            </text:list-item>
            <text:list-item>
              <text:p text:style-name="P52"><text:span text:style-name="T7">Handhabung (HH(s)) </text:span><text:span text:style-name="T8">(s ist eine Größe)</text:span><text:span text:style-name="T7"> –</text:span><text:span text:style-name="T11"> </text:span><text:span text:style-name="T10">Beschreibt wie eine Einheit der Größe s, eine Waffe führen darf/kann. </text:span></text:p>
            </text:list-item>
            <text:list-item>
              <text:p text:style-name="P44"><text:span text:style-name="T14">Waffentalente (WT)</text:span><text:span text:style-name="T22"> – Die Talente, welche die Waffe einem Trupp oder Helden verleiht.</text:span></text:p>
            </text:list-item>
            <text:list-item>
              <text:p text:style-name="P54"><text:span text:style-name="T12">Waffenmodifikationen (Wmodi) –</text:span><text:span text:style-name="T9"> Angriffskosten, Kampfgeschick,...</text:span></text:p>
            </text:list-item>
          </text:list>
        </text:list-item>
      </text:list>
      <text:p text:style-name="P10"/>
      <text:p text:style-name="P10">3.4.<text:tab/>Sonstige</text:p>
      <text:p text:style-name="P1"/>
      <text:list xml:id="list29465511" text:continue-list="list29447007" text:style-name="L3">
        <text:list-header>
          <text:p text:style-name="P37">3. Aktionen</text:p>
          <text:p text:style-name="P28"/>
        </text:list-header>
      </text:list>
      <text:p text:style-name="P10">4.1.<text:tab/>Übersicht</text:p>
      <text:p text:style-name="P32">Einem Trupp stehen eine begrenzte Anzahl von AP pro Zug zur Verfügung. Diese können für Aktionen wie Bewegungen, Angriffe oder das Einsätzen von Fähigkeiten benötigt werden.</text:p>
      <text:p text:style-name="P4"/>
      <text:p text:style-name="P10"><text:soft-page-break/>4.2.<text:tab/>Bewegung</text:p>
      <text:p text:style-name="P10"/>
      <text:p text:style-name="P29">Ein Trupp kann sich beliebig oft in einem Zug bewegen, solange sie genug AP hat. Die <text:span text:style-name="T17">tatsächlichen Bewegungskosten (BK*) </text:span>einer <text:span text:style-name="T17">Bodeneinheit</text:span> t von einem Feld f zu einem Feld f' über die Kante k berechnen sich wie folgt:</text:p>
      <text:p text:style-name="P29"/>
      <text:p text:style-name="P29"><draw:frame draw:style-name="fr1" draw:name="Objekt1" text:anchor-type="as-char" svg:width="12.578cm" svg:height="0.48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9"/>
      <text:p text:style-name="P29"><text:tab/></text:p>
      <text:p text:style-name="P10"/>
      <text:p text:style-name="P10">4.3.<text:tab/>Angriff</text:p>
      <text:p text:style-name="P10"/>
      <text:p text:style-name="P1"><text:tab/>Effekte Verteidiger:</text:p>
      <text:list xml:id="list27443001" text:style-name="L10">
        <text:list-item>
          <text:list>
            <text:list-item>
              <text:list>
                <text:list-item>
                  <text:p text:style-name="P24">Verteidigungshaltung I:</text:p>
                  <text:list>
                    <text:list-item>
                      <text:p text:style-name="P30">Bedingung: Zug beendet mit mehr als 50% der AP, aber weniger als 100% und nicht im Kampf</text:p>
                    </text:list-item>
                    <text:list-item>
                      <text:p text:style-name="P30">Effekt: +1 Initiative, +1 Abwehr, +1 Grundschaden, 10% gefestigte Moral</text:p>
                    </text:list-item>
                    <text:list-item>
                      <text:p text:style-name="P30">Dauer: 1 Zug oder bis zum ersten Angriff.</text:p>
                    </text:list-item>
                  </text:list>
                </text:list-item>
                <text:list-item>
                  <text:p text:style-name="P26">Verteidigungshaltung II:</text:p>
                  <text:list>
                    <text:list-item>
                      <text:p text:style-name="P30">Bedingung: Zug beendet mit 100% der AP und nicht im Kampf</text:p>
                    </text:list-item>
                    <text:list-item>
                      <text:p text:style-name="P30">Effekt: +2 Initiative, +2 Abwehr, +1 Grundschaden, 20% gefestigte Moral</text:p>
                    </text:list-item>
                    <text:list-item>
                      <text:p text:style-name="P30">Dauer: 1 Zug oder bis zum ersten Angriff.</text:p>
                    </text:list-item>
                  </text:list>
                </text:list-item>
              </text:list>
            </text:list-item>
          </text:list>
        </text:list-item>
      </text:list>
      <text:p text:style-name="P1"><text:tab/>Effekte für Angreifer:</text:p>
      <text:list xml:id="list27420694" text:style-name="L11">
        <text:list-item>
          <text:list>
            <text:list-item>
              <text:list>
                <text:list-item>
                  <text:p text:style-name="P27">Ansturm I:</text:p>
                  <text:list>
                    <text:list-item>
                      <text:p text:style-name="P31">Bedingung: Angegriffen über 1 Feld hinweg</text:p>
                    </text:list-item>
                    <text:list-item>
                      <text:p text:style-name="P31">Effekt: +2 Initiative, +2 Grundschaden</text:p>
                    </text:list-item>
                    <text:list-item>
                      <text:p text:style-name="P31">Dauer: 1 Zug oder bis zum ersten Angriff.</text:p>
                    </text:list-item>
                  </text:list>
                </text:list-item>
                <text:list-item>
                  <text:p text:style-name="P27">Ansturm II:</text:p>
                  <text:list>
                    <text:list-item>
                      <text:p text:style-name="P31">Bedingung: Angegriffen über mehr als 1 Feld hinweg(in gerader Linie)</text:p>
                    </text:list-item>
                    <text:list-item>
                      <text:p text:style-name="P31">Effekt: +3 Initiative, +4 Grundschaden, -2 Abwehr</text:p>
                    </text:list-item>
                    <text:list-item>
                      <text:p text:style-name="P31">Dauer: 1 Zug oder bis zum ersten Angriff.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9"><text:tab/></text:p>
      <text:p text:style-name="P10">4.4.<text:tab/>Fähigkeiten, Eigenschaften und Effekte</text:p>
      <text:p text:style-name="P10"/>
      <text:p text:style-name="P32">Die <text:span text:style-name="T17">Fähigkeiten</text:span> und <text:span text:style-name="T17">Eigenschaften</text:span> einer Einheit bilden zusammen die <text:span text:style-name="T17">Talente</text:span> der Einheit. Dies können Hintergrundmerkmale, wie etwa ein spezielles Training oder aber auch im Laufe der Kampagne erlernte Fähigkeiten sein. Eigenschaften sind in der Regel <text:span text:style-name="T17">Passive</text:span> Talente, die Boni oder auch Mali auf die Grundwerte geben, darüber hinaus können sie auch in bestimmten Situationen (siehe Auslöser) <text:span text:style-name="T17">Effekte</text:span> geben. Fähigkeiten sind <text:span text:style-name="T17">Aktive</text:span> Talente und müssen mit AP aktiviert werden.</text:p>
      <text:p text:style-name="P32"/>
      <text:p text:style-name="P32"><text:tab/><text:span text:style-name="T17">Auslösertypen</text:span></text:p>
      <text:p text:style-name="P32"><text:span text:style-name="T17"><text:tab/><text:tab/>- </text:span></text:p>
      <text:p text:style-name="P32"><text:span text:style-name="T17"><text:tab/></text:span></text:p>
      <text:p text:style-name="P32"/>
      <text:p text:style-name="P8">5. Armeestrukt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lge Dombrowski</meta:initial-creator>
    <meta:creation-date>2012-03-05T14:34:28.68</meta:creation-date>
    <dc:date>2012-03-06T09:31:42.14</dc:date>
    <dc:creator>Helge Dombrowski</dc:creator>
    <meta:editing-duration>PT8H20M27S</meta:editing-duration>
    <meta:editing-cycles>22</meta:editing-cycles>
    <meta:generator>OpenOffice.org/3.3$Win32 OpenOffice.org_project/330m20$Build-9567</meta:generator>
    <meta:document-statistic meta:table-count="5" meta:image-count="0" meta:object-count="1" meta:page-count="4" meta:paragraph-count="150" meta:word-count="970" meta:character-count="6351"/>
  </office:meta>
</office:document-meta>
</file>

<file path=Object 1/content.xml><?xml version="1.0" encoding="utf-8"?>
<math xmlns="http://www.w3.org/1998/Math/MathML">
  <semantics>
    <mrow>
      <mrow>
        <mrow>
          <mi mathvariant="italic">BK</mi>
          <mo stretchy="false">∗</mo>
          <mi mathvariant="normal">:</mi>
        </mrow>
        <mo stretchy="false">=</mo>
        <mrow>
          <mrow>
            <mo stretchy="false">(</mo>
            <mrow>
              <mrow>
                <mrow>
                  <mrow>
                    <mi mathvariant="italic">BK</mi>
                    <mo stretchy="false">+</mo>
                    <mi mathvariant="italic">f.Fmodi</mi>
                  </mrow>
                  <mo stretchy="false">+</mo>
                  <mi mathvariant="italic">k.Kmodi</mi>
                </mrow>
                <mo stretchy="false">+</mo>
                <mi mathvariant="italic">t.T.Bmodi</mi>
              </mrow>
              <mrow>
                <mo stretchy="false">(</mo>
                <mrow>
                  <mi>f</mi>
                  <mi>,</mi>
                  <mi>k</mi>
                </mrow>
                <mo stretchy="false">)</mo>
              </mrow>
            </mrow>
            <mo stretchy="false">)</mo>
          </mrow>
          <mo stretchy="false">∗</mo>
          <mi mathvariant="italic">t.T.BmodiP</mi>
        </mrow>
      </mrow>
      <mrow>
        <mo stretchy="false">(</mo>
        <mrow>
          <mi>f</mi>
          <mi>,</mi>
          <mi>k</mi>
        </mrow>
        <mo stretchy="false">)</mo>
      </mrow>
    </mrow>
    <annotation encoding="StarMath 5.0">BK* := (BK + f.Fmodi + k.Kmodi + t.T.Bmodi(f,k)) * t.T.BmodiP(f,k)</annotation>
  </semantics>
</math>
</file>